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Preformatted_20_Text">
      <style:text-properties officeooo:rsid="0011fa09" officeooo:paragraph-rsid="0011fa09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42804" officeooo:paragraph-rsid="00142804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2pt" fo:letter-spacing="normal" fo:font-style="normal" fo:font-weight="normal" officeooo:rsid="00118c27" officeooo:paragraph-rsid="00118c27" style:font-name-asian="Liberation Mono" style:font-size-asian="12pt" style:font-name-complex="Liberation Mono" style:font-size-complex="12pt"/>
    </style:style>
    <style:style style:name="P13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14" style:family="paragraph" style:parent-style-name="Preformatted_20_Text">
      <style:text-properties fo:font-size="24pt" officeooo:rsid="00142db8" officeooo:paragraph-rsid="00142db8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fa09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02d6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2804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42804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42804" style:font-name-asian="Liberation Mono" style:font-size-asian="20pt" style:font-name-complex="Liberation Mono" style:font-size-complex="20pt"/>
    </style:style>
    <style:style style:name="T11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142804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text-position="super 58%" style:font-name="Roboto Mono" fo:font-size="20pt" fo:letter-spacing="normal" fo:font-style="normal" fo:font-weight="normal" officeooo:rsid="00142804" style:font-name-asian="Liberation Mono" style:font-size-asian="20pt" style:font-name-complex="Liberation Mono" style:font-size-complex="20pt"/>
    </style:style>
    <style:style style:name="T13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142804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1fa09" style:font-size-asian="36pt" style:font-size-complex="36pt"/>
    </style:style>
    <style:style style:name="T16" style:family="text">
      <style:text-properties officeooo:rsid="001402d6"/>
    </style:style>
    <style:style style:name="T17" style:family="text">
      <style:text-properties fo:font-size="18pt" officeooo:rsid="001402d6" style:font-size-asian="15.75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text-position="super 58%" fo:font-size="18pt" officeooo:rsid="001402d6" style:font-size-asian="15.75pt" style:font-size-complex="18pt"/>
    </style:style>
    <style:style style:name="T20" style:family="text">
      <style:text-properties style:text-position="0% 100%"/>
    </style:style>
    <style:style style:name="T21" style:family="text">
      <style:text-properties officeooo:rsid="00142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Echo</text:span><text:span text:style-name="T14"> – </text:span><text:span text:style-name="T15">Killing Moon</text:span></text:p>
      <text:p text:style-name="P7"/>
      <text:p text:style-name="P3"><text:span text:style-name="T2">[</text:span><text:span text:style-name="T3">Intro</text:span><text:span text:style-name="T2">]</text:span></text:p>
      <text:p text:style-name="P5"><text:span text:style-name="T2">b</text:span><text:span text:style-name="T1">m | bm/A | G [2x]</text:span></text:p>
      <text:p text:style-name="P8"/>
      <text:p text:style-name="P3"><text:span text:style-name="T2">[Verse] <text:s/></text:span><text:span text:style-name="T8"><text:s/></text:span></text:p>
      <text:p text:style-name="P2">em | em | C | C [<text:span text:style-name="T16">4</text:span>x] <text:span text:style-name="T17">vocal starts 2</text:span><text:span text:style-name="T19">nd</text:span><text:span text:style-name="T17"> x </text:span></text:p>
      <text:p text:style-name="P1"/>
      <text:p text:style-name="P4"><text:span text:style-name="T2">[</text:span><text:span text:style-name="T3">Chorus</text:span><text:span text:style-name="T2">]</text:span></text:p>
      <text:p text:style-name="P3"><text:span text:style-name="T5">G <text:s/>| cm </text:span><text:span text:style-name="T4"><text:s text:c="2"/>[</text:span><text:span text:style-name="T6">5</text:span><text:span text:style-name="T4">x] <text:s/></text:span><text:span text:style-name="T9">[11x 2</text:span><text:span text:style-name="T13">nd</text:span><text:span text:style-name="T9"> time]</text:span></text:p>
      <text:p text:style-name="P9"/>
      <text:p text:style-name="P3"><text:span text:style-name="T2">[</text:span><text:span text:style-name="T7">Guitar melody 1</text:span><text:span text:style-name="T2">]</text:span></text:p>
      <text:p text:style-name="P2">bm | bm/A | G em | em [3x]</text:p>
      <text:p text:style-name="P2">bm | bm/A | D | D <text:span text:style-name="T21">| em | em </text:span></text:p>
      <text:p text:style-name="P2"/>
      <text:p text:style-name="P11">[Guitar melody 2]</text:p>
      <text:p text:style-name="P11">G | cm [14x <text:span text:style-name="T18">then start fade</text:span>]</text:p>
      <text:p text:style-name="P12"/>
      <text:p text:style-name="P13"/>
      <text:p text:style-name="P14">KORG etc:<text:line-break/>Melody: 109 or string0, string2</text:p>
      <text:p text:style-name="P14">Bass roots: <text:s/>031, 063</text:p>
      <text:p text:style-name="P14">SFX: 129/porta, 133, 138, 16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3T09:32:37.580934827</dc:date>
    <meta:editing-duration>PT12H47M34S</meta:editing-duration>
    <meta:editing-cycles>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5" meta:word-count="80" meta:character-count="339" meta:non-whitespace-character-count="263"/>
  </office:meta>
</office:document-meta>
</file>